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" manifest:full-path="Configurations2/toolbar/custom_toolbar_5a43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Module1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da2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eith Alcock</meta:initial-creator>
    <meta:creation-date>2015-04-22T19:11:01.62</meta:creation-date>
    <meta:generator>OpenOffice/4.1.1$Win32 OpenOffice.org_project/411m6$Build-9775</meta:generator>
    <dc:date>2015-05-05T22:12:40.80</dc:date>
    <dc:creator>Keith Alcock</dc:creator>
    <meta:editing-duration>PT1H1M38S</meta:editing-duration>
    <meta:editing-cycles>16</meta:editing-cycles>
    <meta:document-statistic meta:table-count="0" meta:image-count="0" meta:object-count="0" meta:page-count="1" meta:paragraph-count="1" meta:word-count="1" meta:character-count="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Listen_SelectionChanged()
  	MsgBox "Selection changed"
End Sub

Sub init
	oListener = CreateUnoListener("Listen_", "com.sun.star.view.XSelectionChangeListener")
  	ThisComponent.getCurrentController.addSelectionChangeListener(oListener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